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JB—Test I</text:span></text:p>
      <text:p text:style-name="P2"/>
      <text:section text:style-name="Sect1" text:name="TextSection">
        <text:p text:style-name="P4"><text:span text:style-name="T2">Q 1 - What EJB stands for?</text:span></text:p>
        <text:p text:style-name="P4"><text:span text:style-name="T4">A - Enterprise J2EE Bean</text:span></text:p>
        <text:p text:style-name="P4"><text:span text:style-name="T4">B - Enterprise Java Bean</text:span></text:p>
        <text:p text:style-name="P4"><text:span text:style-name="T4">C - Enterprise Java oBject</text:span></text:p>
        <text:p text:style-name="P4"><text:span text:style-name="T4">D - Entity Java oBject</text:span></text:p>
      </text:section>
      <text:section text:style-name="Sect1" text:name="Section1">
        <text:p text:style-name="P4"><text:span text:style-name="T2">Q 2 - Which of the following is true about EJB?</text:span></text:p>
        <text:p text:style-name="P4"><text:span text:style-name="T4">A - EJB is an essential part of a J2EE platform.</text:span></text:p>
        <text:p text:style-name="P4"><text:span text:style-name="T4">B - EJB provides an architecture to develop and deploy component based enterprise applications considering robustness, high scalability and high performance.</text:span></text:p>
        <text:p text:style-name="P4"><text:span text:style-name="T4">C - EJB stands for Enterprise Java Bean.</text:span></text:p>
        <text:p text:style-name="P4"><text:span text:style-name="T4">D - All of the above.</text:span></text:p>
      </text:section>
      <text:section text:style-name="Sect1" text:name="Section2">
        <text:p text:style-name="P4"><text:span text:style-name="T2">Q 3 - Which of the following is true about EJB?</text:span></text:p>
        <text:p text:style-name="P4"><text:span text:style-name="T4">A - Simplified development of large scale enterprise level application.</text:span></text:p>
        <text:p text:style-name="P4"><text:span text:style-name="T4">B - Application Server/ EJB container provides most of the system level services like transaction handling, logging, load balancing, persistence mechanism, exception handling and so on.</text:span></text:p>
        <text:p text:style-name="P4"><text:span text:style-name="T4">C - EJB container manages life cycle of ejb instances thus developer needs not to worry about when to create/delete ejb objects.</text:span></text:p>
        <text:p text:style-name="P4"><text:span text:style-name="T4">D - All of the above.</text:span></text:p>
      </text:section>
      <text:section text:style-name="Sect1" text:name="Section3">
        <text:p text:style-name="P4"><text:span text:style-name="T2">Q 4 - Which of the following is true about session bean?</text:span></text:p>
        <text:p text:style-name="P4"><text:span text:style-name="T4">A - This type of bean stores data of a particular user for a single session.</text:span></text:p>
        <text:p text:style-name="P4"><text:span text:style-name="T4">B - This is a type of enterprise bean which is invoked by EJB container when it receives a message from queue or topic.</text:span></text:p>
        <text:p text:style-name="P4"><text:soft-page-break/><text:span text:style-name="T4">C - This type of bean represents persistent data storage.</text:span></text:p>
        <text:p text:style-name="P4"><text:span text:style-name="T4">D - None of the above.</text:span></text:p>
      </text:section>
      <text:section text:style-name="Sect1" text:name="Section4">
        <text:p text:style-name="P4"><text:span text:style-name="T2">Q 5 - Which of the following is true about session bean?</text:span></text:p>
        <text:p text:style-name="P4"><text:span text:style-name="T4">A - Session bean stores data of a particular user for a single session.</text:span></text:p>
        <text:p text:style-name="P4"><text:span text:style-name="T4">B - Session bean can be stateful or stateless.</text:span></text:p>
        <text:p text:style-name="P4"><text:span text:style-name="T4">C - Session bean is less resource intensive as compared to entity beans.</text:span></text:p>
        <text:p text:style-name="P4"><text:span text:style-name="T4">D - All of the above.</text:span></text:p>
      </text:section>
      <text:section text:style-name="Sect1" text:name="Section5">
        <text:p text:style-name="P4"><text:span text:style-name="T2">Q 6 - Which of the following is true about entity bean?</text:span></text:p>
        <text:p text:style-name="P4"><text:span text:style-name="T4">A - This type of bean stores data of a particular user for a single session.</text:span></text:p>
        <text:p text:style-name="P4"><text:span text:style-name="T4">B - This is a type of enterprise bean which is invoked by EJB container when it receives a message from queue or topic.</text:span></text:p>
        <text:p text:style-name="P4"><text:span text:style-name="T4">C - This type of bean represents persistent data storage.</text:span></text:p>
        <text:p text:style-name="P4"><text:span text:style-name="T4">D - None of the above.</text:span></text:p>
      </text:section>
      <text:section text:style-name="Sect1" text:name="Section6">
        <text:p text:style-name="P4"><text:span text:style-name="T2">Q 7 - Which of the following is true about entity bean?</text:span></text:p>
        <text:p text:style-name="P4"><text:span text:style-name="T4">A - User data can be saved to database via entity beans.</text:span></text:p>
        <text:p text:style-name="P4"><text:span text:style-name="T4">B - User data can be retrived from the database in the entity bean.</text:span></text:p>
        <text:p text:style-name="P4"><text:span text:style-name="T4">C - This type of bean represents persistent data storage.</text:span></text:p>
        <text:p text:style-name="P4"><text:span text:style-name="T4">D - All of the above.</text:span></text:p>
      </text:section>
      <text:section text:style-name="Sect1" text:name="Section7">
        <text:p text:style-name="P4"><text:span text:style-name="T2">Q 8 - Which of the following is true about message driven bean?</text:span></text:p>
        <text:p text:style-name="P4"><text:span text:style-name="T4">A - This type of bean stores data of a particular user for a single session.</text:span></text:p>
        <text:p text:style-name="P4"><text:span text:style-name="T4">B - This is a type of enterprise bean which is invoked by EJB container when it receives a message from queue or topic.</text:span></text:p>
        <text:p text:style-name="P4"><text:span text:style-name="T4">C - This type of bean represents persistent data storage.</text:span></text:p>
        <text:p text:style-name="P4"><text:soft-page-break/><text:span text:style-name="T4">D - None of the above.</text:span></text:p>
      </text:section>
      <text:section text:style-name="Sect1" text:name="Section8">
        <text:p text:style-name="P4"><text:span text:style-name="T2">Q 9 - Which of the following is true about message driven bean?</text:span></text:p>
        <text:p text:style-name="P4"><text:span text:style-name="T4">A - Message driven bean is a stateless bean.</text:span></text:p>
        <text:p text:style-name="P4"><text:span text:style-name="T4">B - This is a type of enterprise bean which is invoked by EJB container when it receives a message from queue or topic.</text:span></text:p>
        <text:p text:style-name="P4"><text:span text:style-name="T4">C - Message driven bean is used to do task asynchronously.</text:span></text:p>
        <text:p text:style-name="P4"><text:span text:style-name="T4">D - All of the above.</text:span></text:p>
      </text:section>
      <text:section text:style-name="Sect1" text:name="Section9">
        <text:p text:style-name="P4"><text:span text:style-name="T2">Q 10 - Which of the following is true about stateful bean?</text:span></text:p>
        <text:p text:style-name="P4"><text:span text:style-name="T4">A - A stateful session bean is a type of enterprise bean which preserve the conversational state with client.</text:span></text:p>
        <text:p text:style-name="P4"><text:span text:style-name="T4">B - A stateful session bean as per its name keeps associated client state in its instance variables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0">
        <text:p text:style-name="P4"><text:span text:style-name="T2">Q 11 - Which of the following is true about stateful bean?</text:span></text:p>
        <text:p text:style-name="P4"><text:span text:style-name="T4">A - EJB Container creates a separate stateful session bean to process client's each request.</text:span></text:p>
        <text:p text:style-name="P4"><text:span text:style-name="T4">B - As soon as request scope is over, statelful session bean is destroyed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1">
        <text:p text:style-name="P4"><text:span text:style-name="T2">Q 12 - Which of the following is true about stateless bean?</text:span></text:p>
        <text:p text:style-name="P4"><text:span text:style-name="T4">A - A stateless session bean is a type of enterprise bean which is normally used to do independent operations.</text:span></text:p>
        <text:p text:style-name="P4"><text:span text:style-name="T4">B - A stateless session bean as per its name does not have any associated client state, but it may preserve its instance state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2">
        <text:p text:style-name="P4"><text:soft-page-break/><text:span text:style-name="T2">Q 13 - Which of the following is true about stateless bean?</text:span></text:p>
        <text:p text:style-name="P4"><text:span text:style-name="T4">A - EJB Container normally creates a pool of few stateless bean's objects and use these objects to process client's request.</text:span></text:p>
        <text:p text:style-name="P4"><text:span text:style-name="T4">B - Because of pool, instance variable values are not guaranteed to be same across lookups/method calls.</text:span></text:p>
        <text:p text:style-name="P4"><text:span text:style-name="T4">C - Both of the above.</text:span></text:p>
        <text:p text:style-name="P4"><text:span text:style-name="T4">D - None of the above.</text:span></text:p>
      </text:section>
      <text:section text:style-name="Sect1" text:name="Section13">
        <text:p text:style-name="P4"><text:span text:style-name="T2">Q 14 - Which of the following bean stores data of a particular user for a single session?</text:span></text:p>
        <text:p text:style-name="P4"><text:span text:style-name="T4">A - session bean.</text:span></text:p>
        <text:p text:style-name="P4"><text:span text:style-name="T4">B - entity bean.</text:span></text:p>
        <text:p text:style-name="P4"><text:span text:style-name="T4">C - message driven bean.</text:span></text:p>
        <text:p text:style-name="P4"><text:span text:style-name="T4">D - None of the above.</text:span></text:p>
      </text:section>
      <text:section text:style-name="Sect1" text:name="Section14">
        <text:p text:style-name="P4"><text:span text:style-name="T2">Q 15 - Which of the following bean is invoked by EJB container when it receives a message from queue or topic?</text:span></text:p>
        <text:p text:style-name="P4"><text:span text:style-name="T4">A - session bean.</text:span></text:p>
        <text:p text:style-name="P4"><text:span text:style-name="T4">B - entity bean.</text:span></text:p>
        <text:p text:style-name="P4"><text:span text:style-name="T4">C - message driven bean.</text:span></text:p>
        <text:p text:style-name="P4"><text:span text:style-name="T4">D - None of the above.</text:span></text:p>
      </text:section>
      <text:section text:style-name="Sect1" text:name="Section15">
        <text:p text:style-name="P4"><text:span text:style-name="T2">Q 16 - Which of the following bean is represents persistent data storage?</text:span></text:p>
        <text:p text:style-name="P4"><text:span text:style-name="T4">A - session bean.</text:span></text:p>
        <text:p text:style-name="P4"><text:span text:style-name="T4">B - entity bean.</text:span></text:p>
        <text:p text:style-name="P4"><text:span text:style-name="T4">C - message driven bean.</text:span></text:p>
        <text:p text:style-name="P4"><text:span text:style-name="T4">D - None of the above.</text:span></text:p>
      </text:section>
      <text:section text:style-name="Sect1" text:name="Section16">
        <text:p text:style-name="P4"><text:span text:style-name="T2">Q 17 - When a local session bean is used in EJB?</text:span></text:p>
        <text:p text:style-name="P4"><text:soft-page-break/><text:span text:style-name="T4">A - If ejb client is in same environment where ejb session bean is to be deployed then we use local session bean.</text:span></text:p>
        <text:p text:style-name="P4"><text:span text:style-name="T4">B - If ejb client is in different environment where ejb session bean is to be deployed then we use local session bean.</text:span></text:p>
        <text:p text:style-name="P4"><text:span text:style-name="T4">C - By default we use local session bean.</text:span></text:p>
        <text:p text:style-name="P4"><text:span text:style-name="T4">D - None of the above.</text:span></text:p>
      </text:section>
      <text:section text:style-name="Sect1" text:name="Section17">
        <text:p text:style-name="P4"><text:span text:style-name="T2">Q 18 - When a remote session bean is used in EJB?</text:span></text:p>
        <text:p text:style-name="P4"><text:span text:style-name="T4">A - If ejb client is in same environment where ejb session bean is to be deployed then we use remote session bean.</text:span></text:p>
        <text:p text:style-name="P4"><text:span text:style-name="T4">B - If ejb client is in different environment where ejb session bean is to be deployed then we use remote session bean.</text:span></text:p>
        <text:p text:style-name="P4"><text:span text:style-name="T4">C - By default we use remote session bean.</text:span></text:p>
        <text:p text:style-name="P4"><text:span text:style-name="T4">D - None of the above.</text:span></text:p>
      </text:section>
      <text:section text:style-name="Sect1" text:name="Section18">
        <text:p text:style-name="P4"><text:span text:style-name="T2">Q 19 - When a remote session bean is used in EJB?</text:span></text:p>
        <text:p text:style-name="P4"><text:span text:style-name="T4">A - If ejb client is in same environment where ejb session bean is to be deployed then we use remote session bean.</text:span></text:p>
        <text:p text:style-name="P4"><text:span text:style-name="T4">B - If ejb client is in different environment where ejb session bean is to be deployed then we use remote session bean.</text:span></text:p>
        <text:p text:style-name="P4"><text:span text:style-name="T4">C - By default we use remote session bean.</text:span></text:p>
        <text:p text:style-name="P4"><text:span text:style-name="T4">D - None of the above.</text:span></text:p>
      </text:section>
      <text:section text:style-name="Sect1" text:name="Section19">
        <text:p text:style-name="P4"><text:span text:style-name="T2">Q 20 - Which of the following is correct about Entity in EJB persistence API?</text:span></text:p>
        <text:p text:style-name="P4"><text:span text:style-name="T4">A - It is a persistent object representing the data-store record. It is good to be serializable.</text:span></text:p>
        <text:p text:style-name="P4"><text:span text:style-name="T4">B - it is an interface to do data operations like add/delete/update/find on persistent object. It also helps to execute queries using Query interface.</text:span></text:p>
        <text:p text:style-name="P4"><text:span text:style-name="T4">C - It describes the properties of persistence mechanism.</text:span></text:p>
        <text:p text:style-name="P4"><text:span text:style-name="T4">D - It describes the data-store related properties like connection url. user-name,password etc.</text:span></text:p>
      </text:section>
      <text:section text:style-name="Sect1" text:name="Section20">
        <text:p text:style-name="P4"><text:span text:style-name="T2">Q 21 - Which of the following is correct about EntityManager in EJB persistence API?</text:span></text:p>
        <text:p text:style-name="P4"><text:span text:style-name="T4">A - It is a persistent object representing the data-store record. It is good to be serializable.</text:span></text:p>
        <text:p text:style-name="P4"><text:soft-page-break/><text:span text:style-name="T4">B - it is an interface to do data operations like add/delete/update/find on persistent object. It also helps to execute queries using Query interface.</text:span></text:p>
        <text:p text:style-name="P4"><text:span text:style-name="T4">C - It describes the properties of persistence mechanism.</text:span></text:p>
        <text:p text:style-name="P4"><text:span text:style-name="T4">D - It describes the data-store related properties like connection url. user-name,password etc.</text:span></text:p>
      </text:section>
      <text:section text:style-name="Sect1" text:name="Section21">
        <text:p text:style-name="P4"><text:span text:style-name="T2">Q 22 - Which of the following is correct about Persistence unit in EJB persistence API?</text:span></text:p>
        <text:p text:style-name="P4"><text:span text:style-name="T4">A - It is a persistent object representing the data-store record. It is good to be serializable.</text:span></text:p>
        <text:p text:style-name="P4"><text:span text:style-name="T4">B - it is an interface to do data operations like add/delete/update/find on persistent object. It also helps to execute queries using Query interface.</text:span></text:p>
        <text:p text:style-name="P4"><text:span text:style-name="T4">C - It describes the properties of persistence mechanism.</text:span></text:p>
        <text:p text:style-name="P4"><text:span text:style-name="T4">D - It describes the data-store related properties like connection url. user-name,password etc.</text:span></text:p>
      </text:section>
      <text:section text:style-name="Sect1" text:name="Section22">
        <text:p text:style-name="P4"><text:span text:style-name="T2">Q 23 - Which of the following is correct about Data Source in EJB persistence API?</text:span></text:p>
        <text:p text:style-name="P4"><text:span text:style-name="T4">A - It is a persistent object representing the data-store record. It is good to be serializable.</text:span></text:p>
        <text:p text:style-name="P4"><text:span text:style-name="T4">B - it is an interface to do data operations like add/delete/update/find on persistent object. It also helps to execute queries using Query interface.</text:span></text:p>
        <text:p text:style-name="P4"><text:span text:style-name="T4">C - It describes the properties of persistence mechanism.</text:span></text:p>
        <text:p text:style-name="P4"><text:span text:style-name="T4">D - It describes the data-store related properties like connection url. user-name,password etc.</text:span></text:p>
      </text:section>
      <text:section text:style-name="Sect1" text:name="Section23">
        <text:p text:style-name="P4"><text:span text:style-name="T2">Q 24 - Which of the following is correct about name attribute in @javax.ejb.Stateless annotation?</text:span></text:p>
        <text:p text:style-name="P4"><text:span text:style-name="T4">A - It is used to specify name of the session bean.</text:span></text:p>
        <text:p text:style-name="P4"><text:span text:style-name="T4">B - it is used to specify the JNDI name of the session bean.</text:span></text:p>
        <text:p text:style-name="P4"><text:span text:style-name="T4">C - It is used to provide description of the session bean.</text:span></text:p>
        <text:p text:style-name="P4"><text:span text:style-name="T4">D - None of the above.</text:span></text:p>
      </text:section>
      <text:section text:style-name="Sect1" text:name="Section24">
        <text:p text:style-name="P4"><text:span text:style-name="T2">Q 25 - Which of the following is correct about mappedName attribute in @javax.ejb.Stateless annotation?</text:span></text:p>
        <text:p text:style-name="P4"><text:span text:style-name="T4">A - It is used to specify name of the session bean.</text:span></text:p>
        <text:p text:style-name="P4"><text:span text:style-name="T4">B - it is used to specify the JNDI name of the session bean.</text:span></text:p>
        <text:p text:style-name="P4"><text:soft-page-break/><text:span text:style-name="T4">C - It is used to provide description of the session bean.</text:span></text:p>
        <text:p text:style-name="P4"><text:span text:style-name="T4">D - None of the above.</text:span></text:p>
      </text:section>
      <text:section text:style-name="Sect1" text:name="Section25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6" meta:word-count="1543" meta:character-count="8017" meta:non-whitespace-character-count="6601"/>
    <meta:generator>LibreOfficeDev/6.0.5.2$Linux_X86_64 LibreOffice_project/</meta:generator>
  </office:meta>
</office:document-meta>
</file>